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3bed26" officeooo:paragraph-rsid="000fe5fe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3d691b" officeooo:paragraph-rsid="000fe5fe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27b947" officeooo:paragraph-rsid="000fe5fe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e19f0" officeooo:paragraph-rsid="000fe5fe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rsid="000e19f0" officeooo:paragraph-rsid="00221f04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rsid="0010edf6" officeooo:paragraph-rsid="000fe5fe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officeooo:rsid="000f893d" officeooo:paragraph-rsid="000fe5fe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officeooo:rsid="0013499c" officeooo:paragraph-rsid="000fe5fe" style:language-asian="zxx" style:country-asian="none" style:language-complex="zxx" style:country-complex="none"/>
    </style:style>
    <style:style style:name="P9" style:family="paragraph" style:parent-style-name="Standard">
      <style:text-properties fo:language="fr" fo:country="FR" officeooo:rsid="001c02f7" officeooo:paragraph-rsid="000fe5fe" style:language-asian="zxx" style:country-asian="none" style:language-complex="zxx" style:country-complex="none"/>
    </style:style>
    <style:style style:name="P10" style:family="paragraph" style:parent-style-name="Standard">
      <style:text-properties fo:language="fr" fo:country="FR" officeooo:rsid="00218ea6" officeooo:paragraph-rsid="000fe5fe" style:language-asian="zxx" style:country-asian="none" style:language-complex="zxx" style:country-complex="none"/>
    </style:style>
    <style:style style:name="P11" style:family="paragraph" style:parent-style-name="Standard">
      <style:text-properties fo:language="fr" fo:country="FR" officeooo:rsid="001dde1f" officeooo:paragraph-rsid="000fe5fe" style:language-asian="zxx" style:country-asian="none" style:language-complex="zxx" style:country-complex="none"/>
    </style:style>
    <style:style style:name="P12" style:family="paragraph" style:parent-style-name="Standard">
      <style:text-properties fo:language="fr" fo:country="FR" officeooo:rsid="0035099e" officeooo:paragraph-rsid="000fe5fe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18db79" officeooo:paragraph-rsid="000fe5fe" style:language-asian="zxx" style:country-asian="none" style:language-complex="zxx" style:country-complex="none"/>
    </style:style>
    <style:style style:name="P14" style:family="paragraph" style:parent-style-name="Standard">
      <style:text-properties fo:language="fr" fo:country="FR" officeooo:rsid="0016d1af" officeooo:paragraph-rsid="000fe5fe" style:language-asian="zxx" style:country-asian="none" style:language-complex="zxx" style:country-complex="none"/>
    </style:style>
    <style:style style:name="P15" style:family="paragraph" style:parent-style-name="Standard">
      <style:text-properties fo:language="fr" fo:country="FR" officeooo:rsid="0017abcb" officeooo:paragraph-rsid="000fe5fe" style:language-asian="zxx" style:country-asian="none" style:language-complex="zxx" style:country-complex="none"/>
    </style:style>
    <style:style style:name="P16" style:family="paragraph" style:parent-style-name="Standard">
      <style:text-properties fo:language="fr" fo:country="FR" officeooo:rsid="001fba7e" officeooo:paragraph-rsid="000fe5fe" style:language-asian="zxx" style:country-asian="none" style:language-complex="zxx" style:country-complex="none"/>
    </style:style>
    <style:style style:name="P17" style:family="paragraph" style:parent-style-name="Standard">
      <style:text-properties fo:language="fr" fo:country="FR" officeooo:rsid="00241c56" officeooo:paragraph-rsid="000fe5fe" style:language-asian="zxx" style:country-asian="none" style:language-complex="zxx" style:country-complex="none"/>
    </style:style>
    <style:style style:name="P18" style:family="paragraph" style:parent-style-name="Standard">
      <style:text-properties fo:language="fr" fo:country="FR" officeooo:rsid="0026485f" officeooo:paragraph-rsid="000fe5fe" style:language-asian="zxx" style:country-asian="none" style:language-complex="zxx" style:country-complex="none"/>
    </style:style>
    <style:style style:name="P19" style:family="paragraph" style:parent-style-name="Standard">
      <style:text-properties fo:language="fr" fo:country="FR" officeooo:rsid="00260328" officeooo:paragraph-rsid="000fe5fe" style:language-asian="zxx" style:country-asian="none" style:language-complex="zxx" style:country-complex="none"/>
    </style:style>
    <style:style style:name="P20" style:family="paragraph" style:parent-style-name="Standard">
      <style:text-properties fo:language="fr" fo:country="FR" officeooo:rsid="002b65ef" officeooo:paragraph-rsid="000fe5fe" style:language-asian="zxx" style:country-asian="none" style:language-complex="zxx" style:country-complex="none"/>
    </style:style>
    <style:style style:name="P21" style:family="paragraph" style:parent-style-name="Standard">
      <style:text-properties fo:language="fr" fo:country="FR" officeooo:rsid="003885c7" officeooo:paragraph-rsid="000fe5fe" style:language-asian="zxx" style:country-asian="none" style:language-complex="zxx" style:country-complex="none"/>
    </style:style>
    <style:style style:name="P22" style:family="paragraph" style:parent-style-name="Standard">
      <style:text-properties fo:language="fr" fo:country="FR" officeooo:rsid="0030bb93" officeooo:paragraph-rsid="000fe5fe" style:language-asian="zxx" style:country-asian="none" style:language-complex="zxx" style:country-complex="none"/>
    </style:style>
    <style:style style:name="P23" style:family="paragraph" style:parent-style-name="Standard">
      <style:text-properties fo:language="fr" fo:country="FR" officeooo:paragraph-rsid="000fe5fe" style:language-asian="zxx" style:country-asian="none" style:language-complex="zxx" style:country-complex="none"/>
    </style:style>
    <style:style style:name="P24" style:family="paragraph" style:parent-style-name="Standard">
      <style:text-properties fo:language="fr" fo:country="FR" officeooo:rsid="00200774" officeooo:paragraph-rsid="00200774" style:language-asian="zxx" style:country-asian="none" style:language-complex="zxx" style:country-complex="none"/>
    </style:style>
    <style:style style:name="P25" style:family="paragraph" style:parent-style-name="Standard">
      <style:text-properties fo:language="fr" fo:country="FR" officeooo:rsid="00221f04" officeooo:paragraph-rsid="00221f04" style:language-asian="zxx" style:country-asian="none" style:language-complex="zxx" style:country-complex="none"/>
    </style:style>
    <style:style style:name="P26" style:family="paragraph" style:parent-style-name="Heading">
      <style:paragraph-properties fo:break-before="page"/>
      <style:text-properties fo:language="fr" fo:country="FR" officeooo:rsid="0035099e" officeooo:paragraph-rsid="000fe5fe" style:language-asian="zxx" style:country-asian="none" style:language-complex="zxx" style:country-complex="none"/>
    </style:style>
    <style:style style:name="P27" style:family="paragraph" style:parent-style-name="Heading">
      <style:paragraph-properties fo:break-before="page"/>
      <style:text-properties fo:language="fr" fo:country="FR" officeooo:paragraph-rsid="000fe5fe" style:language-asian="zxx" style:country-asian="none" style:language-complex="zxx" style:country-complex="none"/>
    </style:style>
    <style:style style:name="P28" style:family="paragraph" style:parent-style-name="Heading">
      <style:paragraph-properties fo:break-before="page"/>
      <style:text-properties officeooo:paragraph-rsid="000fe5fe"/>
    </style:style>
    <style:style style:name="P29" style:family="paragraph" style:parent-style-name="Heading">
      <style:text-properties fo:language="fr" fo:country="FR" officeooo:paragraph-rsid="0023c352" style:language-asian="zxx" style:country-asian="none" style:language-complex="zxx" style:country-complex="none"/>
    </style:style>
    <style:style style:name="P30" style:family="paragraph" style:parent-style-name="Standard" style:list-style-name="L2">
      <style:text-properties fo:language="fr" fo:country="FR" officeooo:rsid="001c02f7" officeooo:paragraph-rsid="000fe5fe" style:language-asian="zxx" style:country-asian="none" style:language-complex="zxx" style:country-complex="none"/>
    </style:style>
    <style:style style:name="P31" style:family="paragraph" style:parent-style-name="Standard" style:list-style-name="L2">
      <style:text-properties fo:language="fr" fo:country="FR" officeooo:rsid="001dde1f" officeooo:paragraph-rsid="000fe5fe" style:language-asian="zxx" style:country-asian="none" style:language-complex="zxx" style:country-complex="none"/>
    </style:style>
    <style:style style:name="P32" style:family="paragraph" style:parent-style-name="Standard" style:list-style-name="L3">
      <style:text-properties fo:language="fr" fo:country="FR" officeooo:rsid="00218ea6" officeooo:paragraph-rsid="000fe5fe" style:language-asian="zxx" style:country-asian="none" style:language-complex="zxx" style:country-complex="none"/>
    </style:style>
    <style:style style:name="P33" style:family="paragraph" style:parent-style-name="Standard">
      <style:text-properties fo:language="fr" fo:country="FR" officeooo:rsid="001fba7e" officeooo:paragraph-rsid="000fe5fe" style:language-asian="zxx" style:country-asian="none" style:language-complex="zxx" style:country-complex="none"/>
    </style:style>
    <style:style style:name="P34" style:family="paragraph" style:parent-style-name="List_20_1" style:list-style-name="L1">
      <style:text-properties fo:language="fr" fo:country="FR" officeooo:rsid="000f893d" officeooo:paragraph-rsid="000fe5fe" style:language-asian="zxx" style:country-asian="none" style:language-complex="zxx" style:country-complex="none"/>
    </style:style>
    <style:style style:name="P35" style:family="paragraph" style:parent-style-name="List_20_2" style:list-style-name="L1">
      <style:text-properties fo:language="fr" fo:country="FR" officeooo:paragraph-rsid="000fe5fe" style:language-asian="zxx" style:country-asian="none" style:language-complex="zxx" style:country-complex="none"/>
    </style:style>
    <style:style style:name="P36" style:family="paragraph" style:parent-style-name="List_20_2" style:list-style-name="L1">
      <style:text-properties fo:language="fr" fo:country="FR" officeooo:rsid="0012cd0d" officeooo:paragraph-rsid="0012cd0d" style:language-asian="zxx" style:country-asian="none" style:language-complex="zxx" style:country-complex="none"/>
    </style:style>
    <style:style style:name="T1" style:family="text">
      <style:text-properties officeooo:rsid="0015097b"/>
    </style:style>
    <style:style style:name="T2" style:family="text">
      <style:text-properties officeooo:rsid="0035099e"/>
    </style:style>
    <style:style style:name="T3" style:family="text">
      <style:text-properties officeooo:rsid="0036e979"/>
    </style:style>
    <style:style style:name="T4" style:family="text">
      <style:text-properties officeooo:rsid="0037d169"/>
    </style:style>
    <style:style style:name="T5" style:family="text">
      <style:text-properties officeooo:rsid="001fba7e"/>
    </style:style>
    <style:style style:name="T6" style:family="text">
      <style:text-properties officeooo:rsid="001fd9a7"/>
    </style:style>
    <style:style style:name="T7" style:family="text">
      <style:text-properties officeooo:rsid="0018db79"/>
    </style:style>
    <style:style style:name="T8" style:family="text">
      <style:text-properties officeooo:rsid="003d691b"/>
    </style:style>
    <style:style style:name="T9" style:family="text">
      <style:text-properties officeooo:rsid="0026485f"/>
    </style:style>
    <style:style style:name="T10" style:family="text">
      <style:text-properties officeooo:rsid="0029fce2"/>
    </style:style>
    <style:style style:name="T11" style:family="text">
      <style:text-properties officeooo:rsid="002f67e5"/>
    </style:style>
    <style:style style:name="T12" style:family="text">
      <style:text-properties officeooo:rsid="003885c7"/>
    </style:style>
    <style:style style:name="T13" style:family="text">
      <style:text-properties officeooo:rsid="001dde1f"/>
    </style:style>
    <style:style style:name="T14" style:family="text">
      <style:text-properties officeooo:rsid="0027b947"/>
    </style:style>
    <style:style style:name="T15" style:family="text">
      <style:text-properties officeooo:rsid="002995a6"/>
    </style:style>
    <style:style style:name="T16" style:family="text">
      <style:text-properties officeooo:rsid="000fe5fe"/>
    </style:style>
    <style:style style:name="T17" style:family="text">
      <style:text-properties officeooo:rsid="0012cd0d"/>
    </style:style>
    <style:style style:name="T18" style:family="text">
      <style:text-properties officeooo:rsid="001345ef"/>
    </style:style>
    <style:style style:name="T19" style:family="text">
      <style:text-properties officeooo:rsid="001390d5"/>
    </style:style>
    <style:style style:name="T20" style:family="text">
      <style:text-properties officeooo:rsid="00158f2a"/>
    </style:style>
    <style:style style:name="T21" style:family="text">
      <style:text-properties officeooo:rsid="001770ca"/>
    </style:style>
    <style:style style:name="T22" style:family="text">
      <style:text-properties officeooo:rsid="00190acc"/>
    </style:style>
    <style:style style:name="T23" style:family="text">
      <style:text-properties officeooo:rsid="001c68d5"/>
    </style:style>
    <style:style style:name="T24" style:family="text">
      <style:text-properties officeooo:rsid="001c84ce"/>
    </style:style>
    <style:style style:name="T25" style:family="text">
      <style:text-properties officeooo:rsid="001ce1c5"/>
    </style:style>
    <style:style style:name="T26" style:family="text">
      <style:text-properties officeooo:rsid="0020af78"/>
    </style:style>
    <style:style style:name="T27" style:family="text">
      <style:text-properties officeooo:rsid="0027b4c4"/>
    </style:style>
    <style:style style:name="T28" style:family="text">
      <style:text-properties officeooo:rsid="0023c3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che détaillée pour <text:span text:style-name="T16">Site One Page</text:span></text:p>
      <text:p text:style-name="P4"/>
      <text:p text:style-name="P29">Contenu <text:span text:style-name="T27">&amp; Fonctionnalités</text:span></text:p>
      <text:p text:style-name="P4">1 page <text:span text:style-name="T16">défilante ou diaporama avec</text:span> :</text:p>
      <text:p text:style-name="P4">- Présentation rapide</text:p>
      <text:p text:style-name="P4">- Services / Produits <text:span text:style-name="T16">(Image et description, &lt;140 caractères)</text:span></text:p>
      <text:p text:style-name="P4">- <text:span text:style-name="T16">Liens de réseaux sociaux</text:span></text:p>
      <text:p text:style-name="P4">- <text:span text:style-name="T16">Carte &amp; Coordonnées</text:span></text:p>
      <text:p text:style-name="P5">- <text:span text:style-name="T28">Formulaire de Contact</text:span></text:p>
      <text:p text:style-name="P4">- Mentions légales <text:span text:style-name="T18">(en pied de page)</text:span></text:p>
      <text:p text:style-name="P4"/>
      <text:p text:style-name="P6">Le texte et les images sont à fournir par le client. <text:span text:style-name="T16">Un accompagnement peut être fait pour l'écriture du texte.</text:span></text:p>
      <text:p text:style-name="P6"/>
      <text:p text:style-name="P24">Une langue de base (Français), <text:span text:style-name="T26">l'ajout de langue se fait en option.</text:span></text:p>
      <text:p text:style-name="P4"/>
      <text:p text:style-name="P25">Formulaire basique (Nom, Mail, Objet, Message)</text:p>
      <text:p text:style-name="P4"/>
      <text:p text:style-name="P7">Arborescence à <text:span text:style-name="T17">1</text:span> menus :</text:p>
      <text:list xml:id="list7250958031911090916" text:style-name="L1">
        <text:list-item>
          <text:p text:style-name="P34">Menu Principal</text:p>
          <text:list>
            <text:list-item>
              <text:p text:style-name="P35">Qui sommes-nous ?</text:p>
            </text:list-item>
            <text:list-item>
              <text:p text:style-name="P35">Services / Produits</text:p>
            </text:list-item>
            <text:list-item>
              <text:p text:style-name="P36">Où nous trouver ?</text:p>
            </text:list-item>
            <text:list-item>
              <text:p text:style-name="P35">Contact</text:p>
            </text:list-item>
          </text:list>
        </text:list-item>
      </text:list>
      <text:p text:style-name="P27">Design</text:p>
      <text:p text:style-name="P8">Conception :</text:p>
      <text:p text:style-name="P8"/>
      <text:p text:style-name="P8">- 1 <text:span text:style-name="T19">page en HTML5 + CSS3</text:span></text:p>
      <text:p text:style-name="P8">- Responsive Web Design <text:span text:style-name="T1">(design qui s'adapte aux différents types d'écrans)</text:span></text:p>
      <text:p text:style-name="P8">- Favicon PC + smartphones (iPhone, Androïd &amp; Windows Phone)</text:p>
      <text:p text:style-name="P8">- <text:span text:style-name="T21">Création d'un QrCode pour les support imprimés du client</text:span></text:p>
      <text:p text:style-name="P8"/>
      <text:p text:style-name="P8"/>
      <text:p text:style-name="P27"><text:span text:style-name="T2">Visibilité &amp; </text:span>Référencement</text:p>
      <text:p text:style-name="P9"/>
      <text:p text:style-name="P10">Eléments techniques :</text:p>
      <text:list xml:id="list6135966084546348806" text:style-name="L2">
        <text:list-item>
          <text:p text:style-name="P30">Sitemap.xml</text:p>
        </text:list-item>
        <text:list-item>
          <text:p text:style-name="P30">Indexation des sites (Google, Bing et Yahoo) avec déclaration dans les webmaster tools sur le compte dédié (à la demande des clients)</text:p>
        </text:list-item>
        <text:list-item>
          <text:p text:style-name="P30">Balises méta (Author, Desc, Keywords, Robots)</text:p>
        </text:list-item>
        <text:list-item>
          <text:p text:style-name="P30">Robots.txt</text:p>
        </text:list-item>
        <text:list-item>
          <text:p text:style-name="P30">.htaccess</text:p>
        </text:list-item>
        <text:list-item>
          <text:p text:style-name="P30">Human.txt</text:p>
        </text:list-item>
        <text:list-item>
          <text:p text:style-name="P30">Intégration d'un outil d'Analyse d'audience (Google Analytics)</text:p>
        </text:list-item>
        <text:list-item>
          <text:p text:style-name="P31">Adobe cross Domain (fichier pour flash, si besoin)</text:p>
        </text:list-item>
      </text:list>
      <text:p text:style-name="P11"/>
      <text:p text:style-name="P10">Social Media Optimisation (SMO) :</text:p>
      <text:list xml:id="list4388872980264786662" text:style-name="L3">
        <text:list-item>
          <text:p text:style-name="P32">Ajout des liens des pages de réseaux sociaux sur le site</text:p>
        </text:list-item>
      </text:list>
      <text:p text:style-name="P12"/>
      <text:p text:style-name="P12">Configuration d<text:span text:style-name="T20">'une</text:span> adresse mail avec <text:span text:style-name="T3">le</text:span> nom de domaine <text:span text:style-name="T4">du site </text:span>selon le choix du client.</text:p>
      <text:p text:style-name="P13"/>
      <text:p text:style-name="P27">Accessibilité</text:p>
      <text:p text:style-name="P14">Validation du code aux normes du W3C (validator du W3C) :</text:p>
      <text:p text:style-name="P14">- HTML5</text:p>
      <text:p text:style-name="P14">- CSS3</text:p>
      <text:p text:style-name="P14">- Reccomandations pour mobiles</text:p>
      <text:p text:style-name="P14">- <text:span text:style-name="T5">Checklinks</text:span></text:p>
      <text:p text:style-name="P14">- <text:span text:style-name="T6">Flux RSS</text:span></text:p>
      <text:p text:style-name="P14"/>
      <text:p text:style-name="P14">Validation par test sur les navigateurs PC :</text:p>
      <text:p text:style-name="P14">- <text:span text:style-name="T7">IE 6 : intégration d'un moteur HTML5 en Javascript (HTML5Shiv)</text:span></text:p>
      <text:p text:style-name="P14">- IE ... à 11,</text:p>
      <text:p text:style-name="P14">- Google Chrome (version actuelle)</text:p>
      <text:p text:style-name="P14">- Firefox (version actuelle)</text:p>
      <text:p text:style-name="P14">- Opéra (version actuelle)</text:p>
      <text:p text:style-name="P14">- Safari (version actuelle)</text:p>
      <text:p text:style-name="P14"/>
      <text:p text:style-name="P15">Validation par test sur les navigateurs mobiles :</text:p>
      <text:p text:style-name="P15">???????</text:p>
      <text:p text:style-name="P13"/>
      <text:p text:style-name="P23"/>
      <text:p text:style-name="P27">Sécurité</text:p>
      <text:p text:style-name="P16"/>
      <text:p text:style-name="P16"/>
      <text:p text:style-name="P26">Maintenance <text:span text:style-name="T25">&amp; Suivi</text:span></text:p>
      <text:p text:style-name="P1">Sauvegardes</text:p>
      <text:p text:style-name="P1">Maintenances et mises à jour <text:span text:style-name="T8">techniques</text:span></text:p>
      <text:p text:style-name="P2">Maintenances et mises à jour de contenu</text:p>
      <text:p text:style-name="P1">Dépannages</text:p>
      <text:p text:style-name="P27">Propriété Intellectuelle &amp; Contrôle</text:p>
      <text:p text:style-name="P17"/>
      <text:p text:style-name="P17">Remise en main propre d'une sauvegarde du site et des maquettes sur <text:span text:style-name="T24">CD ou </text:span>DVD.</text:p>
      <text:p text:style-name="P17"/>
      <text:p text:style-name="P17">Droits d'exploitation entièrement remis au client.</text:p>
      <text:p text:style-name="P17"/>
      <text:p text:style-name="P17">Site crée à partir du CMS <text:span text:style-name="T22">CMSimple</text:span>, logiciel libre qui n'est pas liée à une société <text:span text:style-name="T9">et avec un espace d'administration.</text:span></text:p>
      <text:p text:style-name="P17"/>
      <text:p text:style-name="P18">Remise au client des identifiants d'accès à l'espace d'administration du site</text:p>
      <text:p text:style-name="P17"/>
      <text:p text:style-name="P19">Accès <text:span text:style-name="T9">aux outils Google de référencement et d'analyse par un compte dédié à l'entreprise et dont le propriétaire est le client (si besoin, la création peut se faire avec l'achat de l'hébergement).</text:span></text:p>
      <text:p text:style-name="P19"/>
      <text:p text:style-name="P18">Formation individuelle sur le fonctionnement de <text:span text:style-name="T22">CMSimple</text:span> et <text:span text:style-name="T10">de s</text:span>es outils d'administration (<text:span text:style-name="T22">2</text:span> heures).</text:p>
      <text:p text:style-name="P18"/>
      <text:p text:style-name="P20">Remise d'un manuel d'utilisation <text:span text:style-name="T11">pour CMSimple et les extensions utilisées.</text:span></text:p>
      <text:p text:style-name="P20"/>
      <text:p text:style-name="P12">Accompagnement pour la mise en œuvre de l'hébergement au nom du client :</text:p>
      <text:p text:style-name="P12">- <text:span text:style-name="T12">choix du nom de domaine en amont pour correspondre à votre entreprise,</text:span></text:p>
      <text:p text:style-name="P12">- choix de l'offre parmi les offres d'OVH (en général, un <text:span text:style-name="T23">nom de domaine avec son hébergement offert</text:span> suffit),</text:p>
      <text:p text:style-name="P12">- <text:span text:style-name="T12">mise en place d'un rappel (par mail) pour le paiement annuel de l'hébergement (sur Google Agenda avec notifications par mail et/ou SMS).</text:span></text:p>
      <text:p text:style-name="P21">Par cela, le client reste propriétaire et décideur sur son site Internet.</text:p>
      <text:p text:style-name="P28">Liste des extensions utilisées</text:p>
      <text:p text:style-name="P22"/>
      <text:p text:style-name="P22"/>
      <text:p text:style-name="P27">Arguments commerciaux</text:p>
      <text:p text:style-name="P13">Adaptabilité</text:p>
      <text:p text:style-name="P13">Une vraie présence sur le web</text:p>
      <text:p text:style-name="P13">Accessibilité : <text:span text:style-name="T13">vos sites sont plus visibles, vues de tous et de tout appareil, des sites plus visibles sont aussi mieux référencés</text:span></text:p>
      <text:p text:style-name="P13">La garantie de la propriété <text:span text:style-name="T14">de</text:span> votre site.</text:p>
      <text:p text:style-name="P3">Plus de contrôle sur votre site et son contenu, donc plus de <text:span text:style-name="T15">sérénité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4M21S</meta:editing-duration>
    <meta:editing-cycles>21</meta:editing-cycles>
    <meta:generator>LibreOffice/4.3.5.2$Windows_x86 LibreOffice_project/3a87456aaa6a95c63eea1c1b3201acedf0751bd5</meta:generator>
    <dc:date>2015-02-24T06:45:37.927000000</dc:date>
    <meta:document-statistic meta:table-count="0" meta:image-count="0" meta:object-count="0" meta:page-count="9" meta:paragraph-count="79" meta:word-count="587" meta:character-count="3493" meta:non-whitespace-character-count="2999"/>
    <meta:user-defined meta:name="Info 1"/>
    <meta:user-defined meta:name="Info 2"/>
    <meta:user-defined meta:name="Info 3"/>
    <meta:user-defined meta:name="Info 4"/>
  </office:meta>
</office:document-meta>
</file>